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50%"/>
      <style:text-properties officeooo:rsid="0003d46c" officeooo:paragraph-rsid="0003d46c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rsid="0005ccbd" officeooo:paragraph-rsid="0005ccbd"/>
    </style:style>
    <style:style style:name="P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05ccbd" officeooo:paragraph-rsid="0005ccbd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rsid="0006651e" officeooo:paragraph-rsid="000665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ian Aldrich</text:p>
      <text:p text:style-name="P1">CSCI 43700</text:p>
      <text:p text:style-name="P1">Andy Harris</text:p>
      <text:p text:style-name="P1">December 4, 2018</text:p>
      <text:p text:style-name="P1"/>
      <text:p text:style-name="P2">Final Project – Dungeon Slither</text:p>
      <text:p text:style-name="P4">p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22:07:18.803803669</meta:creation-date>
    <dc:date>2018-12-04T22:37:21.531493804</dc:date>
    <meta:editing-duration>PT19M5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14" meta:character-count="87" meta:non-whitespace-character-count="78"/>
  </office:meta>
</office:document-meta>
</file>